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Hanken Light" svg:font-family="'Hanken Light'" style:font-pitch="variable"/>
    <style:font-face style:name="Roboto" svg:font-family="Roboto" style:font-pitch="variable"/>
    <style:font-face style:name="Roboto Cn" svg:font-family="'Roboto Cn'" style:font-pitch="variable"/>
    <style:font-face style:name="Roboto Condensed" svg:font-family="'Roboto Condensed'" style:font-pitch="variable"/>
    <style:font-face style:name="Roboto Condensed Light" svg:font-family="'Roboto Condensed Light'" style:font-pitch="variable"/>
    <style:font-face style:name="Roboto Light1" svg:font-family="'Roboto Light'" style:font-pitch="variable"/>
    <style:font-face style:name="Roboto Light" svg:font-family="'Roboto Light'" style:font-adornments="Regular" style:font-pitch="variable"/>
    <style:font-face style:name="Roboto Lt" svg:font-family="'Roboto Lt'" style:font-adornments="Regular" style:font-pitch="variable"/>
    <style:font-face style:name="Roboto Medium" svg:font-family="'Roboto Medium'" style:font-pitch="variable"/>
    <style:font-face style:name="Roboto Th" svg:font-family="'Roboto Th'" style:font-adornments="Regular" style:font-pitch="variable"/>
    <style:font-face style:name="Roboto Thin" svg:font-family="'Roboto Thin'" style:font-pitch="variable"/>
    <style:font-face style:name="Roboto Thin1" svg:font-family="'Roboto Thin'" style:font-adornments="Regular" style:font-pitch="variable"/>
    <style:font-face style:name="Typo GeoSlab Regular Demo" svg:font-family="'Typo GeoSlab Regular Demo'" style:font-pitch="variable"/>
    <style:font-face style:name="Xack" svg:font-family="Xack" style:font-pitch="variable"/>
    <style:font-face style:name="Abastina" svg:font-family="Abastina" style:font-family-generic="modern" style:font-pitch="variable"/>
    <style:font-face style:name="Bariol Regular" svg:font-family="'Bariol Regular'" style:font-family-generic="modern" style:font-pitch="variable"/>
    <style:font-face style:name="Bariol Thin" svg:font-family="'Bariol Thin'" style:font-adornments="Thin" style:font-family-generic="modern" style:font-pitch="variable"/>
    <style:font-face style:name="GothamBook" svg:font-family="GothamBook" style:font-family-generic="modern" style:font-pitch="variable"/>
    <style:font-face style:name="Haven" svg:font-family="Haven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eelawadee UI" svg:font-family="'Leelawadee UI'" style:font-family-generic="swiss" style:font-pitch="variable"/>
    <style:font-face style:name="Meiryo UI" svg:font-family="'Meiryo UI'" style:font-family-generic="swiss" style:font-pitch="variable"/>
    <style:font-face style:name="Microsoft JhengHei UI Light" svg:font-family="'Microsoft JhengHei UI Light'" style:font-family-generic="swiss" style:font-pitch="variable"/>
    <style:font-face style:name="Microsoft YaHei UI Light" svg:font-family="'Microsoft YaHei UI Light'" style:font-adornments="Regular" style:font-family-generic="swiss" style:font-pitch="variable"/>
    <style:font-face style:name="Segoe UI Light" svg:font-family="'Segoe UI Light'" style:font-adornments="Regular" style:font-family-generic="swiss" style:font-pitch="variable"/>
    <style:font-face style:name="Zurich Lt BT" svg:font-family="'Zurich Lt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style:font-name="Roboto Lt" fo:font-size="12pt" fo:font-style="normal" style:font-size-asian="12pt" style:font-style-asian="normal" style:font-size-complex="12pt" style:font-style-complex="normal"/>
    </style:style>
    <style:style style:name="P2" style:family="paragraph" style:parent-style-name="Standard">
      <style:paragraph-properties fo:line-height="100%" fo:text-align="justify" style:justify-single-word="false"/>
      <style:text-properties style:font-name="Roboto Thin" fo:font-size="12pt" fo:font-style="normal" style:font-size-asian="12pt" style:font-style-asian="normal" style:font-size-complex="12pt" style:font-style-complex="normal"/>
    </style:style>
    <style:style style:name="P3" style:family="paragraph" style:parent-style-name="Standard">
      <style:paragraph-properties fo:line-height="100%" fo:text-align="center" style:justify-single-word="false"/>
      <style:text-properties style:font-name="GothamBook" fo:font-size="18pt" fo:font-style="normal" style:font-size-asian="18pt" style:font-style-asian="normal" style:font-size-complex="18pt" style:font-style-complex="normal"/>
    </style:style>
    <style:style style:name="P4" style:family="paragraph" style:parent-style-name="Standard">
      <style:paragraph-properties fo:line-height="100%" fo:text-align="justify" style:justify-single-word="false"/>
      <style:text-properties style:font-name="Microsoft JhengHei UI Light" fo:font-size="12pt" fo:font-style="normal" style:font-size-asian="12pt" style:font-style-asian="normal" style:font-size-complex="12pt" style:font-style-complex="normal"/>
    </style:style>
    <style:style style:name="P5" style:family="paragraph" style:parent-style-name="Standard">
      <style:paragraph-properties fo:margin-top="0cm" fo:margin-bottom="0.199cm" fo:line-height="100%" fo:text-align="center" style:justify-single-word="false"/>
      <style:text-properties style:font-name="GothamBook" fo:font-size="18pt" fo:font-style="normal" style:font-size-asian="18pt" style:font-style-asian="normal" style:font-size-complex="18pt" style:font-style-complex="normal"/>
    </style:style>
    <style:style style:name="P6" style:family="paragraph" style:parent-style-name="Standard">
      <style:paragraph-properties fo:margin-top="0cm" fo:margin-bottom="0.4cm" fo:line-height="100%" fo:text-align="center" style:justify-single-word="false"/>
      <style:text-properties style:font-name="GothamBook" fo:font-size="16pt" fo:font-style="normal" style:font-size-asian="16pt" style:font-style-asian="normal" style:font-size-complex="16pt" style:font-style-complex="normal"/>
    </style:style>
    <style:style style:name="P7" style:family="paragraph" style:parent-style-name="Standard">
      <style:paragraph-properties fo:line-height="100%" fo:text-align="justify" style:justify-single-word="false" fo:break-before="page"/>
      <style:text-properties style:font-name="GothamBook" fo:font-size="18pt" fo:font-style="normal" style:font-size-asian="18pt" style:font-style-asian="normal" style:font-size-complex="18pt" style:font-style-complex="normal"/>
    </style:style>
    <style:style style:name="P8" style:family="paragraph" style:parent-style-name="Standard">
      <style:paragraph-properties fo:line-height="100%" fo:text-align="start" style:justify-single-word="false" fo:break-before="page"/>
      <style:text-properties style:font-name="GothamBook" fo:font-size="22pt" fo:font-style="normal" style:font-size-asian="22pt" style:font-style-asian="normal" style:font-size-complex="22pt" style:font-style-complex="normal"/>
    </style:style>
    <style:style style:name="P9" style:family="paragraph" style:parent-style-name="Standard">
      <style:paragraph-properties fo:margin-top="3cm" fo:margin-bottom="3cm" fo:text-align="center" style:justify-single-word="false"/>
      <style:text-properties style:font-name="Roboto Light" fo:font-size="60pt" fo:font-weight="normal" style:font-size-asian="60pt" style:font-weight-asian="normal" style:font-size-complex="60pt" style:font-weight-complex="normal"/>
    </style:style>
    <style:style style:name="T1" style:family="text">
      <style:text-properties style:font-name="Roboto Thi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Easy Food</text:p>
      <text:p text:style-name="P6">a cura di</text:p>
      <text:p text:style-name="P5">Bergerone Alberto</text:p>
      <text:p text:style-name="P5">&amp;</text:p>
      <text:p text:style-name="P3">Peirone Matteo</text:p>
      <text:p text:style-name="P8">Indice</text:p>
      <text:p text:style-name="P7">1. Introduzione</text:p>
      <text:p text:style-name="P4">Easy Food è una piattaforma che nasce dall'esigenza di portare su diversi dispositivi la possibilità di ricercare punti di ristoro fornendone informazioni e contatti. L'utente viene agevolato attraverso l'implementazione di diversi filtri di ricerca. Questo progetto è stato scelto tenendo in considerazione l'alto tasso di frequenze di cui godono i locali in ambito ristorativo, cercando di unirlo alla comodità di poter trovare il ristorante che meglio si adatti ai propri gusti. Easy Food si offre quindi come intermediario fra utente e servizio, fornendo alla clientela le informazioni di cui necessitano e notificando ai locali le migliorie attuabili tramite il sistema di valutazione messo a disposizione dalla piattaforma.</text:p>
      <text:p text:style-name="P1"/>
      <text:p text:style-name="P1"><text:span text:style-name="T1">Il progetto è disponibile in 2 versioni: applicazione per sistemi Android e web App.</text:span></text:p>
      <text:p text:style-name="P2">Entrambe fanno riferimento ad un database MySQL situato su web server che contiene tutte le informazioni relative ai ristoranti e utenti.</text:p>
      <text:p text:style-name="P2"/>
      <text:p text:style-name="P2">L'intero progetto non ha apportato costi di realizzazione, mentre è stato impiegato più tempo del previsto poiché è stato realizzato senza l'appoggio di framework di terze parti.</text:p>
      <text:p text:style-name="P2"/>
      <text:p text:style-name="P2">Sviluppi futuri possono prendere diverse direzioni. Per cominciare, il database è già stato realizzato tenendo conto della gestione dei locali da parte dei rispettivi proprietari. Bisognerà creare comunque un'interfaccia adatta a questo scopo per poter modificare informazioni, aggiungere foto e rispondere agli utenti.</text:p>
      <text:p text:style-name="P2">Si potrebbe espandere il servizio non limitandosi alla ricerca, ma offrendo anche alla clientela la possibilità di prenotare online direttamente dal nostro portale.</text:p>
      <text:p text:style-name="P2">Espandere il servizio a più ampie zone aggiungendo anche differenti tipologie di locali oltre a quelli adibiti per il ristor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Hanken Light" svg:font-family="'Hanken Light'" style:font-pitch="variable"/>
    <style:font-face style:name="Roboto" svg:font-family="Roboto" style:font-pitch="variable"/>
    <style:font-face style:name="Roboto Cn" svg:font-family="'Roboto Cn'" style:font-pitch="variable"/>
    <style:font-face style:name="Roboto Condensed" svg:font-family="'Roboto Condensed'" style:font-pitch="variable"/>
    <style:font-face style:name="Roboto Condensed Light" svg:font-family="'Roboto Condensed Light'" style:font-pitch="variable"/>
    <style:font-face style:name="Roboto Light1" svg:font-family="'Roboto Light'" style:font-pitch="variable"/>
    <style:font-face style:name="Roboto Light" svg:font-family="'Roboto Light'" style:font-adornments="Regular" style:font-pitch="variable"/>
    <style:font-face style:name="Roboto Lt" svg:font-family="'Roboto Lt'" style:font-adornments="Regular" style:font-pitch="variable"/>
    <style:font-face style:name="Roboto Medium" svg:font-family="'Roboto Medium'" style:font-pitch="variable"/>
    <style:font-face style:name="Roboto Th" svg:font-family="'Roboto Th'" style:font-adornments="Regular" style:font-pitch="variable"/>
    <style:font-face style:name="Roboto Thin" svg:font-family="'Roboto Thin'" style:font-pitch="variable"/>
    <style:font-face style:name="Roboto Thin1" svg:font-family="'Roboto Thin'" style:font-adornments="Regular" style:font-pitch="variable"/>
    <style:font-face style:name="Typo GeoSlab Regular Demo" svg:font-family="'Typo GeoSlab Regular Demo'" style:font-pitch="variable"/>
    <style:font-face style:name="Xack" svg:font-family="Xack" style:font-pitch="variable"/>
    <style:font-face style:name="Abastina" svg:font-family="Abastina" style:font-family-generic="modern" style:font-pitch="variable"/>
    <style:font-face style:name="Bariol Regular" svg:font-family="'Bariol Regular'" style:font-family-generic="modern" style:font-pitch="variable"/>
    <style:font-face style:name="Bariol Thin" svg:font-family="'Bariol Thin'" style:font-adornments="Thin" style:font-family-generic="modern" style:font-pitch="variable"/>
    <style:font-face style:name="GothamBook" svg:font-family="GothamBook" style:font-family-generic="modern" style:font-pitch="variable"/>
    <style:font-face style:name="Haven" svg:font-family="Haven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eelawadee UI" svg:font-family="'Leelawadee UI'" style:font-family-generic="swiss" style:font-pitch="variable"/>
    <style:font-face style:name="Meiryo UI" svg:font-family="'Meiryo UI'" style:font-family-generic="swiss" style:font-pitch="variable"/>
    <style:font-face style:name="Microsoft JhengHei UI Light" svg:font-family="'Microsoft JhengHei UI Light'" style:font-family-generic="swiss" style:font-pitch="variable"/>
    <style:font-face style:name="Microsoft YaHei UI Light" svg:font-family="'Microsoft YaHei UI Light'" style:font-adornments="Regular" style:font-family-generic="swiss" style:font-pitch="variable"/>
    <style:font-face style:name="Segoe UI Light" svg:font-family="'Segoe UI Light'" style:font-adornments="Regular" style:font-family-generic="swiss" style:font-pitch="variable"/>
    <style:font-face style:name="Zurich Lt BT" svg:font-family="'Zurich Lt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6cm" fo:margin-right="2.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tab/></text:p>
      </style:header>
      <style:footer>
        <text:p text:style-name="Footer"><text:tab/></text:p>
      </style:footer>
    </style:master-page>
    <style:master-page style:name="Endnote" style:page-layout-name="Mpm2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6-20T15:25:43.99</meta:creation-date>
    <dc:date>2016-06-20T20:21:44.99</dc:date>
    <meta:editing-duration>PT3H19M59S</meta:editing-duration>
    <meta:editing-cycles>8</meta:editing-cycles>
    <meta:generator>OpenOffice/4.1.1$Win32 OpenOffice.org_project/411m6$Build-9775</meta:generator>
    <meta:document-statistic meta:table-count="0" meta:image-count="0" meta:object-count="0" meta:page-count="3" meta:paragraph-count="16" meta:word-count="268" meta:character-count="1810"/>
  </office:meta>
</office:document-meta>
</file>